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6200000278746CDD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1"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5.9139in" fo:margin-left="-0.0785in" fo:margin-top="0in" fo:margin-bottom="0in" table:align="left" style:writing-mode="lr-tb"/>
    </style:style>
    <style:style style:name="Table1.A" style:family="table-column">
      <style:table-column-properties style:column-width="5.913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2" style:family="table">
      <style:table-properties style:width="5.9139in" fo:margin-left="-0.0785in" fo:margin-top="0in" fo:margin-bottom="0in" table:align="left" style:writing-mode="lr-tb"/>
    </style:style>
    <style:style style:name="Table2.A" style:family="table-column">
      <style:table-column-properties style:column-width="5.913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5.9139in" fo:margin-left="-0.0785in" fo:margin-top="0in" fo:margin-bottom="0in" table:align="left" style:writing-mode="lr-tb"/>
    </style:style>
    <style:style style:name="Table3.A" style:family="table-column">
      <style:table-column-properties style:column-width="5.913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5.9139in" fo:margin-left="-0.0785in" fo:margin-top="0in" fo:margin-bottom="0in" table:align="left" style:writing-mode="lr-tb"/>
    </style:style>
    <style:style style:name="Table4.A" style:family="table-column">
      <style:table-column-properties style:column-width="5.9139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5" style:family="table">
      <style:table-properties style:width="5.9139in" fo:margin-left="-0.0785in" fo:margin-top="0in" fo:margin-bottom="0in" table:align="left" style:writing-mode="lr-tb"/>
    </style:style>
    <style:style style:name="Table5.A" style:family="table-column">
      <style:table-column-properties style:column-width="5.9139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a"/>
    </style:style>
    <style:style style:name="Table6" style:family="table">
      <style:table-properties style:width="5.9139in" fo:margin-left="-0.0785in" fo:margin-top="0in" fo:margin-bottom="0in" table:align="left" style:writing-mode="lr-tb"/>
    </style:style>
    <style:style style:name="Table6.A" style:family="table-column">
      <style:table-column-properties style:column-width="5.9139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a"/>
    </style:style>
    <style:style style:name="Table7" style:family="table">
      <style:table-properties style:width="5.9139in" fo:margin-left="-0.0785in" fo:margin-top="0in" fo:margin-bottom="0in" table:align="left" style:writing-mode="lr-tb"/>
    </style:style>
    <style:style style:name="Table7.A" style:family="table-column">
      <style:table-column-properties style:column-width="5.9139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a"/>
    </style:style>
    <style:style style:name="Table8" style:family="table">
      <style:table-properties style:width="5.9139in" fo:margin-left="-0.0785in" fo:margin-top="0in" fo:margin-bottom="0in" table:align="left" style:writing-mode="lr-tb"/>
    </style:style>
    <style:style style:name="Table8.A" style:family="table-column">
      <style:table-column-properties style:column-width="5.9139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a"/>
    </style:style>
    <style:style style:name="Table9" style:family="table">
      <style:table-properties style:width="5.9139in" fo:margin-left="-0.0785in" fo:margin-top="0in" fo:margin-bottom="0in" table:align="left" style:writing-mode="lr-tb"/>
    </style:style>
    <style:style style:name="Table9.A" style:family="table-column">
      <style:table-column-properties style:column-width="5.9139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a"/>
    </style:style>
    <style:style style:name="Table10" style:family="table">
      <style:table-properties style:width="5.9139in" fo:margin-left="-0.0785in" fo:margin-top="0in" fo:margin-bottom="0in" table:align="left" style:writing-mode="lr-tb"/>
    </style:style>
    <style:style style:name="Table10.A" style:family="table-column">
      <style:table-column-properties style:column-width="5.9139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a"/>
    </style:style>
    <style:style style:name="Table11" style:family="table">
      <style:table-properties style:width="5.9139in" fo:margin-left="-0.0785in" fo:margin-top="0in" fo:margin-bottom="0in" table:align="left" style:writing-mode="lr-tb"/>
    </style:style>
    <style:style style:name="Table11.A" style:family="table-column">
      <style:table-column-properties style:column-width="5.9139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a"/>
    </style:style>
    <style:style style:name="Table12" style:family="table">
      <style:table-properties style:width="5.9139in" fo:margin-left="-0.0785in" fo:margin-top="0in" fo:margin-bottom="0in" table:align="left" style:writing-mode="lr-tb"/>
    </style:style>
    <style:style style:name="Table12.A" style:family="table-column">
      <style:table-column-properties style:column-width="5.9139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a"/>
    </style:style>
    <style:style style:name="Table13" style:family="table">
      <style:table-properties style:width="5.9139in" fo:margin-left="-0.0785in" fo:margin-top="0in" fo:margin-bottom="0in" table:align="left" style:writing-mode="lr-tb"/>
    </style:style>
    <style:style style:name="Table13.A" style:family="table-column">
      <style:table-column-properties style:column-width="5.9139in"/>
    </style:style>
    <style:style style:name="Table13.1" style:family="table-row">
      <style:table-row-properties fo:keep-together="auto"/>
    </style:style>
    <style:style style:name="Table13.A1" style:family="table-cell">
      <style:table-cell-properties fo:padding-left="0.0785in" fo:padding-right="0.075in" fo:padding-top="0in" fo:padding-bottom="0in" fo:border="0.5pt solid #00000a"/>
    </style:style>
    <style:style style:name="Table14" style:family="table">
      <style:table-properties style:width="5.9139in" fo:margin-left="-0.0785in" fo:margin-top="0in" fo:margin-bottom="0in" table:align="left" style:writing-mode="lr-tb"/>
    </style:style>
    <style:style style:name="Table14.A" style:family="table-column">
      <style:table-column-properties style:column-width="5.9139in"/>
    </style:style>
    <style:style style:name="Table14.1" style:family="table-row">
      <style:table-row-properties fo:keep-together="auto"/>
    </style:style>
    <style:style style:name="Table14.A1" style:family="table-cell">
      <style:table-cell-properties fo:padding-left="0.0785in" fo:padding-right="0.075in" fo:padding-top="0in" fo:padding-bottom="0in" fo:border="0.5pt solid #00000a"/>
    </style:style>
    <style:style style:name="Table15" style:family="table">
      <style:table-properties style:width="5.9139in" fo:margin-left="-0.0785in" fo:margin-top="0in" fo:margin-bottom="0in" table:align="left" style:writing-mode="lr-tb"/>
    </style:style>
    <style:style style:name="Table15.A" style:family="table-column">
      <style:table-column-properties style:column-width="5.9139in"/>
    </style:style>
    <style:style style:name="Table15.1" style:family="table-row">
      <style:table-row-properties fo:keep-together="auto"/>
    </style:style>
    <style:style style:name="Table15.A1" style:family="table-cell">
      <style:table-cell-properties fo:padding-left="0.0785in" fo:padding-right="0.075in" fo:padding-top="0in" fo:padding-bottom="0in" fo:border="0.5pt solid #00000a"/>
    </style:style>
    <style:style style:name="Table16" style:family="table">
      <style:table-properties style:width="5.9139in" fo:margin-left="-0.0785in" fo:margin-top="0in" fo:margin-bottom="0in" table:align="left" style:writing-mode="lr-tb"/>
    </style:style>
    <style:style style:name="Table16.A" style:family="table-column">
      <style:table-column-properties style:column-width="5.9139in"/>
    </style:style>
    <style:style style:name="Table16.1" style:family="table-row">
      <style:table-row-properties fo:keep-together="auto"/>
    </style:style>
    <style:style style:name="Table16.A1" style:family="table-cell">
      <style:table-cell-properties fo:padding-left="0.0785in" fo:padding-right="0.075in" fo:padding-top="0in" fo:padding-bottom="0in" fo:border="0.5pt solid #00000a"/>
    </style:style>
    <style:style style:name="P1" style:family="paragraph" style:parent-style-name="Standard">
      <style:text-properties style:font-name="Calibri" fo:font-size="11pt" style:font-size-asian="11pt" style:font-name-complex="Calibri1" style:font-size-complex="11pt"/>
    </style:style>
    <style:style style:name="P2" style:family="paragraph" style:parent-style-name="Standard">
      <style:text-properties style:font-name="Calibri" fo:font-size="11pt" officeooo:rsid="00105fb8" officeooo:paragraph-rsid="00105fb8" style:font-size-asian="11pt" style:font-name-complex="Calibri1" style:font-size-complex="11pt"/>
    </style:style>
    <style:style style:name="P3" style:family="paragraph" style:parent-style-name="Standard">
      <style:text-properties style:font-name="Calibri" fo:font-size="11pt" fo:font-weight="bold" style:font-size-asian="11pt" style:font-weight-asian="bold" style:font-name-complex="Calibri1" style:font-size-complex="11pt"/>
    </style:style>
    <style:style style:name="P4" style:family="paragraph" style:parent-style-name="Standard">
      <style:paragraph-properties>
        <style:tab-stops>
          <style:tab-stop style:position="2.4791in"/>
        </style:tab-stops>
      </style:paragraph-properties>
      <style:text-properties style:font-name="Calibri" fo:font-size="8pt" style:font-size-asian="8pt" style:font-name-complex="Calibri1" style:font-size-complex="8pt"/>
    </style:style>
    <style:style style:name="P5" style:family="paragraph" style:parent-style-name="Standard">
      <style:paragraph-properties>
        <style:tab-stops>
          <style:tab-stop style:position="0in"/>
        </style:tab-stops>
      </style:paragraph-properties>
    </style:style>
    <style:style style:name="P6" style:family="paragraph" style:parent-style-name="Standard">
      <style:paragraph-properties fo:line-height="115%"/>
    </style:style>
    <style:style style:name="P7" style:family="paragraph" style:parent-style-name="Standard">
      <style:text-properties officeooo:paragraph-rsid="00105fb8"/>
    </style:style>
    <style:style style:name="P8" style:family="paragraph" style:parent-style-name="Standard">
      <style:paragraph-properties fo:margin-top="0.0835in" fo:margin-bottom="0in" style:contextual-spacing="false"/>
      <style:text-properties style:font-name="Calibri" fo:font-size="11pt" officeooo:rsid="001fa4f7" officeooo:paragraph-rsid="00105fb8" style:font-size-asian="11pt" style:font-name-complex="Calibri1" style:font-size-complex="11pt"/>
    </style:style>
    <style:style style:name="P9" style:family="paragraph" style:parent-style-name="Standard">
      <style:paragraph-properties fo:margin-top="0.0835in" fo:margin-bottom="0in" style:contextual-spacing="false"/>
      <style:text-properties style:font-name="Calibri" fo:font-size="11pt" officeooo:paragraph-rsid="00105fb8" style:font-size-asian="11pt" style:font-name-complex="Calibri1" style:font-size-complex="11pt"/>
    </style:style>
    <style:style style:name="P10" style:family="paragraph" style:parent-style-name="Standard">
      <style:paragraph-properties fo:margin-top="0.0835in" fo:margin-bottom="0in" style:contextual-spacing="false"/>
      <style:text-properties style:font-name="Calibri" fo:font-size="11pt" fo:font-weight="normal" officeooo:rsid="001fa4f7" officeooo:paragraph-rsid="00105fb8" style:font-size-asian="11pt" style:font-weight-asian="normal" style:font-name-complex="Calibri1" style:font-size-complex="11pt" style:font-weight-complex="normal"/>
    </style:style>
    <style:style style:name="P11" style:family="paragraph" style:parent-style-name="Standard">
      <style:paragraph-properties fo:margin-top="0in" fo:margin-bottom="0in" style:contextual-spacing="false"/>
    </style:style>
    <style:style style:name="P12" style:family="paragraph" style:parent-style-name="Standard">
      <style:paragraph-properties fo:margin-top="0in" fo:margin-bottom="0in" style:contextual-spacing="false" fo:text-align="center" style:justify-single-word="false"/>
    </style:style>
    <style:style style:name="P13" style:family="paragraph" style:parent-style-name="Standard" style:master-page-name="First_20_Page">
      <style:paragraph-properties fo:margin-top="0in" fo:margin-bottom="0in" style:contextual-spacing="false" fo:text-align="center" style:justify-single-word="false" style:page-number="auto"/>
    </style:style>
    <style:style style:name="P14" style:family="paragraph" style:parent-style-name="Standard">
      <style:paragraph-properties fo:text-align="justify" style:justify-single-word="false" fo:padding-left="0in" fo:padding-right="0in" fo:padding-top="0in" fo:padding-bottom="0.0138in" fo:border-left="none" fo:border-right="none" fo:border-top="none" fo:border-bottom="1.5pt solid #00000a"/>
    </style:style>
    <style:style style:name="P15" style:family="paragraph" style:parent-style-name="Standard">
      <style:paragraph-properties fo:padding-left="0in" fo:padding-right="0in" fo:padding-top="0in" fo:padding-bottom="0.111in" fo:border-left="none" fo:border-right="none" fo:border-top="none" fo:border-bottom="0.51pt solid #00000a"/>
    </style:style>
    <style:style style:name="P16" style:family="paragraph" style:parent-style-name="Standard">
      <style:paragraph-properties fo:padding-left="0in" fo:padding-right="0in" fo:padding-top="0in" fo:padding-bottom="0.111in" fo:border-left="none" fo:border-right="none" fo:border-top="none" fo:border-bottom="0.51pt solid #00000a"/>
      <style:text-properties officeooo:paragraph-rsid="00105fb8"/>
    </style:style>
    <style:style style:name="P17" style:family="paragraph" style:parent-style-name="Footer">
      <style:paragraph-properties fo:text-align="center" style:justify-single-word="false"/>
    </style:style>
    <style:style style:name="P18" style:family="paragraph" style:parent-style-name="Header">
      <style:paragraph-properties fo:text-align="center" style:justify-single-word="false"/>
    </style:style>
    <style:style style:name="T1" style:family="text">
      <style:text-properties style:font-name="Calibri" fo:font-size="14pt" fo:font-weight="bold" style:font-size-asian="14pt" style:font-weight-asian="bold" style:font-name-complex="Calibri1" style:font-size-complex="14pt"/>
    </style:style>
    <style:style style:name="T2" style:family="text">
      <style:text-properties style:font-name="Calibri" fo:font-size="11pt" style:font-size-asian="11pt" style:font-name-complex="Calibri1" style:font-size-complex="11pt"/>
    </style:style>
    <style:style style:name="T3" style:family="text">
      <style:text-properties style:font-name="Calibri" fo:font-size="11pt" officeooo:rsid="00105fb8" style:font-size-asian="11pt" style:font-name-complex="Calibri1" style:font-size-complex="11pt"/>
    </style:style>
    <style:style style:name="T4" style:family="text">
      <style:text-properties style:font-name="Calibri" fo:font-size="11pt" fo:font-weight="bold" style:font-size-asian="11pt" style:font-weight-asian="bold" style:font-name-complex="Calibri1" style:font-size-complex="11pt"/>
    </style:style>
    <style:style style:name="T5" style:family="text">
      <style:text-properties style:font-name="Calibri" fo:font-size="11pt" fo:font-style="italic" style:font-size-asian="11pt" style:font-style-asian="italic" style:font-name-complex="Calibri1" style:font-size-complex="11pt"/>
    </style:style>
    <style:style style:name="T6" style:family="text">
      <style:text-properties style:font-name="Calibri" fo:font-size="10pt" fo:font-style="italic" style:font-size-asian="10pt" style:font-style-asian="italic" style:font-name-complex="Calibri1" style:font-size-complex="10pt"/>
    </style:style>
    <style:style style:name="T7" style:family="text">
      <style:text-properties style:font-name="Calibri" fo:font-size="8pt" style:font-size-asian="8pt" style:font-name-complex="Calibri1" style:font-size-complex="8pt"/>
    </style:style>
    <style:style style:name="T8" style:family="text">
      <style:text-properties style:font-name="Calibri" fo:font-size="8pt" style:font-size-asian="8pt" style:font-name-complex="Calibri1" style:font-size-complex="8pt" style:font-weight-complex="bold"/>
    </style:style>
    <style:style style:name="T9" style:family="text">
      <style:text-properties style:font-name="Times New Roman" fo:font-size="11pt" style:font-size-asian="11pt" style:font-name-complex="Times New Roman1" style:font-size-complex="11pt"/>
    </style:style>
    <style:style style:name="T10" style:family="text">
      <style:text-properties fo:font-size="11pt" style:font-size-asian="11pt" style:font-size-complex="11pt"/>
    </style:style>
    <style:style style:name="T11" style:family="text">
      <style:text-properties style:font-name="Wingdings" fo:font-size="11pt" officeooo:rsid="00105fb8" style:font-name-asian="Wingdings" style:font-size-asian="11pt" style:font-name-complex="Wingdings" style:font-size-complex="11pt"/>
    </style:style>
    <style:style style:name="T12" style:family="text">
      <style:text-properties style:font-name="Wingdings" fo:font-size="11pt" officeooo:rsid="001fa4f7" style:font-name-asian="Wingdings" style:font-size-asian="11pt" style:font-name-complex="Wingdings" style:font-size-complex="11pt"/>
    </style:style>
    <style:style style:name="T13" style:family="text">
      <style:text-properties style:font-name="Wingdings1" fo:font-size="11pt" style:font-name-asian="Wingdings2" style:font-size-asian="11pt" style:font-name-complex="Wingdings2" style:font-size-complex="11pt"/>
    </style:style>
    <style:style style:name="T14" style:family="text">
      <style:text-properties officeooo:rsid="001fa4f7"/>
    </style:style>
    <style:style style:name="fr1" style:family="graphic" style:parent-style-name="Graphics">
      <style:graphic-properties fo:margin-left="0in" fo:margin-right="0in" fo:margin-top="0in" fo:margin-bottom="0in"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GoBack"/><text:span text:style-name="T1">Eight month progress report for Master’s Thesis students</text:span></text:p>
      <text:p text:style-name="P12"><text:span text:style-name="T2">Reference: Master’s Thesis Policy section 4.8</text:span></text:p>
      <text:p text:style-name="P14"><text:span text:style-name="T6">The purpose of this report is to ensure that candidates continue to be on track to complete their thesis within the timeframe. For best results, it should be completed promptly. Supervisors might also take this opportunity to raise questions about the write-up and submission of the thesis. </text:span></text:p>
      <text:p text:style-name="P15"><text:span text:style-name="T2">SECTION A</text:span></text:p>
      <text:p text:style-name="P16"><text:span text:style-name="T2">Candidate’s last name:<text:tab/>Haslet</text:span><text:span text:style-name="T3">t<text:tab/></text:span><text:span text:style-name="T2">Student ID number: 300274241</text:span></text:p>
      <text:p text:style-name="P15"><text:span text:style-name="T2">First name:<text:tab/></text:span><text:span text:style-name="T3">Paran</text:span><text:span text:style-name="T2"><text:tab/><text:tab/><text:tab/><text:tab/>Scholarship/external funding: <text:s/>□ Yes <text:s text:c="5"/></text:span><text:span text:style-name="T11"></text:span><text:span text:style-name="T2"> No</text:span></text:p>
      <text:p text:style-name="P15"><text:span text:style-name="T2">Degree: <text:tab/><text:tab/><text:tab/><text:tab/><text:tab/>Subject:<text:tab/><text:tab/><text:tab/></text:span></text:p>
      <text:p text:style-name="P16"><text:span text:style-name="T2">Enrolment status:<text:tab/></text:span><text:span text:style-name="T11"></text:span><text:span text:style-name="T2"> Full-time<text:tab/><text:tab/>□ Half-time</text:span></text:p>
      <text:p text:style-name="P15"><text:span text:style-name="T2">Thesis working title: </text:span><text:span text:style-name="T3">Better categorising Git differences using Java</text:span></text:p>
      <text:p text:style-name="P16"><text:span text:style-name="T2">Supervisor’s name: <text:s/>David Pearce</text:span></text:p>
      <text:p text:style-name="P16"><text:span text:style-name="T2">Second or co-supervisor (if applicable): Lindsay Groves</text:span></text:p>
      <text:p text:style-name="P16"><text:span text:style-name="T2">Date of enrolment for thesis: 1 August 2013</text:span></text:p>
      <text:p text:style-name="P15"><text:span text:style-name="T2">Date research proposal approved by the School: <text:s text:c="2"/></text:span></text:p>
      <text:p text:style-name="P15"><text:span text:style-name="T2">Date of ethics approval (if applicable):<text:tab/><text:tab/>Ethics application number (if applicable): <text:s text:c="2"/></text:span></text:p>
      <text:p text:style-name="Standard"><text:span text:style-name="T2">SECTION B</text:span></text:p>
      <text:p text:style-name="Standard"><text:span text:style-name="T4">To be completed by the candidate</text:span></text:p>
      <text:p text:style-name="P7"><text:span text:style-name="T2">1. Are you aware of any issues or constraints which may delay the completion of your thesis? <text:tab/><text:tab/><text:tab/><text:tab/><text:tab/> <text:s/><text:tab/> </text:span><text:span text:style-name="T9">□</text:span><text:span text:style-name="T2"> <text:s/>Yes <text:s text:c="2"/><text:tab/> </text:span><text:span text:style-name="T13"></text:span><text:span text:style-name="T2"> <text:s/>No (go to question 2)</text:span></text:p>
      <text:p text:style-name="Standard"><text:span text:style-name="T2">If yes, please specify: </text:span></text:p>
      <table:table table:name="Table1" table:style-name="Table1">
        <table:table-column table:style-name="Table1.A"/>
        <table:table-row table:style-name="Table1.1">
          <table:table-cell table:style-name="Table1.A1" office:value-type="string">
            <text:p text:style-name="P8">I have constraints that motivate me to complete my thesis on-time.</text:p>
            <text:p text:style-name="P8">My wife is due to give birth in early September</text:p>
            <text:p text:style-name="P1"/>
            <text:p text:style-name="P1"/>
          </table:table-cell>
        </table:table-row>
      </table:table>
      <text:p text:style-name="P1"/>
      <text:p text:style-name="Standard"><text:span text:style-name="T2">2. How satisfied are you with your progress? <text:tab/><text:tab/> </text:span></text:p>
      <text:p text:style-name="Standard"><text:span text:style-name="T2">Please comment: </text:span></text:p>
      <table:table table:name="Table2" table:style-name="Table2">
        <table:table-column table:style-name="Table2.A"/>
        <table:table-row table:style-name="Table2.1">
          <table:table-cell table:style-name="Table2.A1" office:value-type="string">
            <text:p text:style-name="P9">As far as the programming goes I have <text:span text:style-name="T14">some initial results which I need to write up and validate</text:span>. <text:span text:style-name="T14">So far it is on-track, however I am mindful of what still needs to be done.</text:span> </text:p>
            <text:p text:style-name="P1"/>
            <text:p text:style-name="P1"/>
          </table:table-cell>
        </table:table-row>
      </table:table>
      <text:p text:style-name="P1"/>
      <text:p text:style-name="Standard"><text:soft-page-break/><text:span text:style-name="T2">3. On average, how many hours per week (including weekends) have you dedicated to your thesis/research?</text:span></text:p>
      <text:p text:style-name="Standard"><text:span text:style-name="T2">Enter number of hours per week:</text:span></text:p>
      <table:table table:name="Table3" table:style-name="Table3">
        <table:table-column table:style-name="Table3.A"/>
        <table:table-row table:style-name="Table3.1">
          <table:table-cell table:style-name="Table3.A1" office:value-type="string">
            <text:p text:style-name="P2">40</text:p>
          </table:table-cell>
        </table:table-row>
      </table:table>
      <text:p text:style-name="P1"/>
      <text:p text:style-name="Standard"><text:span text:style-name="T2">4. <text:s/>Please provide a brief timeline for completing your thesis in a timely manner. </text:span></text:p>
      <table:table table:name="Table4" table:style-name="Table4">
        <table:table-column table:style-name="Table4.A"/>
        <table:table-row table:style-name="Table4.1">
          <table:table-cell table:style-name="Table4.A1" office:value-type="string">
            <text:p text:style-name="P10">By the end of April most of the writing of code, and testing should be done. <text:s/>This will free up time to focus solely on the write up of the actual thesis. I already have a number of documents that are about something related so there is plenty to reference. </text:p>
            <text:p text:style-name="P3"/>
            <text:p text:style-name="P3"/>
            <text:p text:style-name="P3"/>
          </table:table-cell>
        </table:table-row>
      </table:table>
      <text:p text:style-name="P3"/>
      <text:p text:style-name="Standard"><text:span text:style-name="T2">5. If you need to </text:span><text:a xlink:type="simple" xlink:href="http://www.victoria.ac.nz/documents/policy/research-policy/withholding-of-theses-procedure.pdf"><text:span text:style-name="T2">withhold access to your thesis</text:span></text:a><text:span text:style-name="T2"> have you applied to do so? </text:span></text:p>
      <text:p text:style-name="P7"><text:span text:style-name="T2"><text:s text:c="3"/>□ <text:s/>Yes <text:s text:c="2"/><text:tab/> □ <text:s/>No<text:tab/><text:tab/> <text:s text:c="2"/></text:span><text:span text:style-name="T12"></text:span><text:span text:style-name="T2"> N/A (go to question 6)<text:tab/></text:span></text:p>
      <text:p text:style-name="Standard"><text:span text:style-name="T2">If yes, enter date of application: <text:s text:c="2"/></text:span></text:p>
      <table:table table:name="Table5" table:style-name="Table5">
        <table:table-column table:style-name="Table5.A"/>
        <table:table-row table:style-name="Table5.1">
          <table:table-cell table:style-name="Table5.A1" office:value-type="string">
            <text:p text:style-name="P1"/>
          </table:table-cell>
        </table:table-row>
      </table:table>
      <text:p text:style-name="Standard"><text:span text:style-name="T2">If no, please comment:</text:span></text:p>
      <table:table table:name="Table6" table:style-name="Table6">
        <table:table-column table:style-name="Table6.A"/>
        <table:table-row table:style-name="Table6.1">
          <table:table-cell table:style-name="Table6.A1" office:value-type="string">
            <text:p text:style-name="P1"/>
            <text:p text:style-name="P1"/>
            <text:p text:style-name="P1"/>
          </table:table-cell>
        </table:table-row>
      </table:table>
      <text:p text:style-name="P1"/>
      <text:p text:style-name="Standard"><text:span text:style-name="T2">6. <text:s/>Are you on track to be within the maximum 40,000 word limit (or equivalent)? </text:span></text:p>
      <text:p text:style-name="P7"><text:span text:style-name="T2"><text:s text:c="3"/></text:span><text:span text:style-name="T13"></text:span><text:span text:style-name="T2"> <text:s/>Yes <text:s text:c="2"/>(go to question 7) <text:tab/> □ <text:s/>No<text:tab/><text:tab/><text:tab/></text:span></text:p>
      <text:p text:style-name="Standard"><text:span text:style-name="T2">If no, please discuss with your supervisor.</text:span></text:p>
      <text:p text:style-name="P1"/>
      <text:p text:style-name="P7"><text:span text:style-name="T2">7. Do you have particular concerns that you would welcome more help with (from your supervisors, your school or your home faculty)?<text:tab/> </text:span><text:span text:style-name="T12"></text:span><text:span text:style-name="T2"> <text:s/>Yes <text:s text:c="2"/><text:tab/> </text:span><text:span text:style-name="T9">□</text:span><text:span text:style-name="T2"> <text:s/>No (go to question 8) </text:span></text:p>
      <text:p text:style-name="Standard"><text:span text:style-name="T2">If yes, please specify: </text:span></text:p>
      <table:table table:name="Table7" table:style-name="Table7">
        <table:table-column table:style-name="Table7.A"/>
        <table:table-row table:style-name="Table7.1">
          <table:table-cell table:style-name="Table7.A1" office:value-type="string">
            <text:p text:style-name="P9"><text:span text:style-name="T14">My only concern is personal time constraints. <text:s/>As my wife is pregnant I would welcome any help in finding a full-time job by the time my thesis is completed. </text:span></text:p>
            <text:p text:style-name="P1"/>
            <text:p text:style-name="P1"/>
          </table:table-cell>
        </table:table-row>
      </table:table>
      <text:p text:style-name="P1"/>
      <text:p text:style-name="Standard"><text:soft-page-break/><text:span text:style-name="T2">8. <text:s/>Please list any additional achievements (e.g. publications, awards, conference presentations or attendances, artistic presentations or performances) since you enrolled for your thesis.</text:span></text:p>
      <table:table table:name="Table8" table:style-name="Table8">
        <table:table-column table:style-name="Table8.A"/>
        <table:table-row table:style-name="Table8.1">
          <table:table-cell table:style-name="Table8.A1" office:value-type="string">
            <text:p text:style-name="P1"/>
            <text:p text:style-name="P1"/>
            <text:p text:style-name="P1"/>
            <text:p text:style-name="P1"/>
            <text:p text:style-name="P1"/>
            <text:p text:style-name="P1"/>
          </table:table-cell>
        </table:table-row>
      </table:table>
      <text:p text:style-name="P1"/>
      <text:p text:style-name="Standard"><text:span text:style-name="T2">Candidate’s signature: <text:s/><text:tab/><text:tab/><text:tab/><text:tab/><text:tab/><text:tab/>Date: </text:span></text:p>
      <text:p text:style-name="Standard"><text:span text:style-name="T2">___________________________________________________________________________</text:span></text:p>
      <text:p text:style-name="Standard"><text:span text:style-name="T2">SECTION C</text:span></text:p>
      <text:p text:style-name="Standard"><text:span text:style-name="T4">To be completed by the supervisor</text:span></text:p>
      <text:p text:style-name="P5"><text:span text:style-name="T2">1. Are you aware of any issues or constraints which may delay the completion of the thesis?<text:tab/> </text:span><text:span text:style-name="T9">□</text:span><text:span text:style-name="T2"> <text:s/>Yes <text:s text:c="2"/><text:tab/> </text:span><text:span text:style-name="T9">□</text:span><text:span text:style-name="T2"> <text:s/>No (go to question 2)</text:span></text:p>
      <text:p text:style-name="Standard"><text:span text:style-name="T2">If yes, please specify: </text:span></text:p>
      <table:table table:name="Table9" table:style-name="Table9">
        <table:table-column table:style-name="Table9.A"/>
        <table:table-row table:style-name="Table9.1">
          <table:table-cell table:style-name="Table9.A1" office:value-type="string">
            <text:p text:style-name="P1"/>
            <text:p text:style-name="P1"/>
            <text:p text:style-name="P1"/>
            <text:p text:style-name="P1"/>
            <text:p text:style-name="P1"/>
            <text:p text:style-name="P1"/>
          </table:table-cell>
        </table:table-row>
      </table:table>
      <text:p text:style-name="P1"/>
      <text:p text:style-name="Standard"><text:span text:style-name="T2">2. Please comment on the candidate’s timeline for completion: </text:span></text:p>
      <text:p text:style-name="P1"/>
      <table:table table:name="Table10" table:style-name="Table10">
        <table:table-column table:style-name="Table10.A"/>
        <table:table-row table:style-name="Table10.1">
          <table:table-cell table:style-name="Table10.A1" office:value-type="string">
            <text:p text:style-name="P1"/>
            <text:p text:style-name="P1"/>
            <text:p text:style-name="P1"/>
            <text:p text:style-name="P1"/>
            <text:p text:style-name="P1"/>
            <text:p text:style-name="P1"/>
            <text:p text:style-name="P1"/>
          </table:table-cell>
        </table:table-row>
      </table:table>
      <text:p text:style-name="P1"/>
      <text:p text:style-name="Standard"><text:span text:style-name="T2">Supervisor’s signature:<text:tab/><text:tab/><text:tab/><text:tab/><text:tab/><text:tab/>Date: </text:span></text:p>
      <text:p text:style-name="Standard"><text:span text:style-name="T2">___________________________________________________________________________</text:span></text:p>
      <text:p text:style-name="P1"/>
      <text:p text:style-name="Standard"><text:span text:style-name="T2">SECTION D</text:span></text:p>
      <text:p text:style-name="Standard"><text:soft-page-break/><text:span text:style-name="T4">To be completed by the second or co-supervisor (if applicable)</text:span></text:p>
      <text:p text:style-name="Standard"><text:span text:style-name="T2">Please add any comments on the candidate’s progress: <text:s/></text:span></text:p>
      <table:table table:name="Table11" table:style-name="Table11">
        <table:table-column table:style-name="Table11.A"/>
        <table:table-row table:style-name="Table11.1">
          <table:table-cell table:style-name="Table11.A1" office:value-type="string">
            <text:p text:style-name="P1"/>
            <text:p text:style-name="P1"/>
            <text:p text:style-name="P1"/>
            <text:p text:style-name="P1"/>
            <text:p text:style-name="P1"/>
            <text:p text:style-name="P1"/>
            <text:p text:style-name="P1"/>
          </table:table-cell>
        </table:table-row>
      </table:table>
      <text:p text:style-name="P1"/>
      <text:p text:style-name="Standard"><text:span text:style-name="T2">Second supervisor’s signature: <text:s/><text:tab/><text:tab/><text:tab/><text:tab/><text:tab/><text:tab/><text:tab/>Date: </text:span></text:p>
      <text:p text:style-name="Standard"><text:span text:style-name="T2">___________________________________________________________________________</text:span></text:p>
      <text:p text:style-name="Standard"><text:span text:style-name="T2">SECTION E </text:span></text:p>
      <text:p text:style-name="Standard"><text:span text:style-name="T4">To be completed by the candidate and the supervisor </text:span></text:p>
      <text:p text:style-name="Standard"><text:span text:style-name="T2">1. We have read and discussed this report</text:span></text:p>
      <text:p text:style-name="Standard"><text:span text:style-name="T9">□</text:span><text:span text:style-name="T2"> <text:s/>Yes <text:s/>(go to question 2) <text:tab/> <text:tab/></text:span><text:span text:style-name="T9">□</text:span><text:span text:style-name="T2"> <text:s/>No</text:span></text:p>
      <text:p text:style-name="Standard"><text:span text:style-name="T2">If no, please comment:</text:span></text:p>
      <table:table table:name="Table12" table:style-name="Table12">
        <table:table-column table:style-name="Table12.A"/>
        <table:table-row table:style-name="Table12.1">
          <table:table-cell table:style-name="Table12.A1" office:value-type="string">
            <text:p text:style-name="P1"/>
            <text:p text:style-name="P1"/>
            <text:p text:style-name="P1"/>
            <text:p text:style-name="P1"/>
            <text:p text:style-name="P1"/>
          </table:table-cell>
        </table:table-row>
      </table:table>
      <text:p text:style-name="P1"/>
      <text:p text:style-name="Standard"><text:span text:style-name="T2">2. We have agreed on a strategy for completing this thesis on time</text:span></text:p>
      <text:p text:style-name="Standard"><text:span text:style-name="T9">□</text:span><text:span text:style-name="T2"> <text:s/>Yes <text:s/>(go to question 3)<text:tab/><text:tab/> </text:span><text:span text:style-name="T9">□</text:span><text:span text:style-name="T2"> <text:s/>No</text:span></text:p>
      <text:p text:style-name="Standard"><text:span text:style-name="T2">If no, please comment:</text:span></text:p>
      <table:table table:name="Table13" table:style-name="Table13">
        <table:table-column table:style-name="Table13.A"/>
        <table:table-row table:style-name="Table13.1">
          <table:table-cell table:style-name="Table13.A1" office:value-type="string">
            <text:p text:style-name="P1"/>
            <text:p text:style-name="P1"/>
            <text:p text:style-name="P1"/>
            <text:p text:style-name="P1"/>
          </table:table-cell>
        </table:table-row>
      </table:table>
      <text:p text:style-name="Standard"><text:span text:style-name="T2">3. We are proposing to apply to upgrade to a PhD</text:span></text:p>
      <text:p text:style-name="Standard"><text:span text:style-name="T9">□</text:span><text:span text:style-name="T2"> <text:s/>Yes <text:s text:c="2"/><text:tab/> <text:tab/></text:span><text:span text:style-name="T9">□</text:span><text:span text:style-name="T2"> <text:s/>No <text:tab/><text:tab/></text:span></text:p>
      <text:p text:style-name="Standard"><text:span text:style-name="T5">Note: <text:s/>Conditions apply to a change of enrolment from Master’s to PhD and approvals at School /programme and Faculty level are required. It cannot be assumed that such approval will be given. If you have not already filled out the </text:span><text:a xlink:type="simple" xlink:href="http://www.victoria.ac.nz/fgr/prospective-phds/qualifications-required/convert-from-masters"><text:span text:style-name="T5">School/Faculty PhD Approval Form- Upgrade from Masters</text:span></text:a><text:span text:style-name="T5"> <text:s/>you should do so promptly to ensure that a decision is made early enough to allow any change to take place.</text:span></text:p>
      <text:p text:style-name="Standard"><text:soft-page-break/><text:span text:style-name="T2">SIGNATURES FOR SECTION E</text:span></text:p>
      <text:p text:style-name="Standard"><text:span text:style-name="T4">Candidate’s signature: <text:s/><text:tab/><text:tab/><text:tab/><text:tab/><text:tab/><text:tab/><text:tab/>Date: </text:span></text:p>
      <text:p text:style-name="Standard"><text:span text:style-name="T4">Supervisor’s signature<text:tab/><text:tab/><text:tab/><text:tab/><text:tab/><text:tab/><text:tab/>Date: </text:span></text:p>
      <text:p text:style-name="Standard"><text:span text:style-name="T2">___________________________________________________________________________</text:span></text:p>
      <text:p text:style-name="Standard"><text:span text:style-name="T2">SECTION F</text:span></text:p>
      <text:p text:style-name="Standard"><text:span text:style-name="T4">To be completed by the Head of School or nominee</text:span></text:p>
      <text:p text:style-name="Standard"><text:span text:style-name="T2">□ <text:s/>I have reviewed this report and am satisfied with the progress of the candidate; <text:s/></text:span><text:span text:style-name="T4">or</text:span></text:p>
      <text:p text:style-name="Standard"><text:span text:style-name="T2">□ <text:s/>There are issues for resolution and the following actions will be taken :</text:span></text:p>
      <text:p text:style-name="Standard"><text:span text:style-name="T2">If action is required, please specify: </text:span></text:p>
      <table:table table:name="Table14" table:style-name="Table14">
        <table:table-column table:style-name="Table14.A"/>
        <table:table-row table:style-name="Table14.1">
          <table:table-cell table:style-name="Table14.A1" office:value-type="string">
            <text:p text:style-name="P1"/>
            <text:p text:style-name="P1"/>
            <text:p text:style-name="P1"/>
            <text:p text:style-name="P1"/>
            <text:p text:style-name="P1"/>
            <text:p text:style-name="P1"/>
          </table:table-cell>
        </table:table-row>
      </table:table>
      <text:p text:style-name="Standard"><text:span text:style-name="T2">Please enter timeframe for completion of action:</text:span></text:p>
      <table:table table:name="Table15" table:style-name="Table15">
        <table:table-column table:style-name="Table15.A"/>
        <table:table-row table:style-name="Table15.1">
          <table:table-cell table:style-name="Table15.A1" office:value-type="string">
            <text:p text:style-name="P1"/>
          </table:table-cell>
        </table:table-row>
      </table:table>
      <text:p text:style-name="P1"/>
      <text:p text:style-name="Standard"><text:span text:style-name="T2">Name:<text:tab/><text:tab/><text:tab/><text:tab/><text:tab/>Signature:<text:tab/> <text:tab/><text:tab/>Date: </text:span></text:p>
      <text:p text:style-name="Standard"><text:span text:style-name="T2">___________________________________________________________________________</text:span></text:p>
      <text:p text:style-name="Standard"><text:span text:style-name="T2">SECTION G </text:span></text:p>
      <text:p text:style-name="Standard"><text:span text:style-name="T4">To be completed by the Associate Dean (PGR) in the home faculty</text:span></text:p>
      <text:p text:style-name="Standard"><text:span text:style-name="T2">□ <text:s/>I have read the report and noted any issues that require addressing</text:span></text:p>
      <text:p text:style-name="Standard"><text:span text:style-name="T2">Please tick at least one of the following boxes to be entered by home Faculty staff into ResearchMaster: <text:s/></text:span></text:p>
      <text:p text:style-name="Standard"><text:span text:style-name="T2"><text:tab/>□ <text:s/>No outstanding issues</text:span></text:p>
      <text:p text:style-name="Standard"><text:span text:style-name="T2"><text:tab/>□ <text:s/>Academic issues</text:span></text:p>
      <text:p text:style-name="Standard"><text:span text:style-name="T2"><text:tab/>□ <text:s/>Resource issues</text:span></text:p>
      <text:p text:style-name="Standard"><text:span text:style-name="T2"><text:tab/>□ <text:s/>Other issues </text:span></text:p>
      <text:p text:style-name="Standard"><text:span text:style-name="T2">Comment</text:span></text:p>
      <table:table table:name="Table16" table:style-name="Table16">
        <table:table-column table:style-name="Table16.A"/>
        <table:table-row table:style-name="Table16.1">
          <table:table-cell table:style-name="Table16.A1" office:value-type="string">
            <text:p text:style-name="P1"/>
            <text:p text:style-name="P1"/>
            <text:p text:style-name="P1"/>
            <text:p text:style-name="P1"/>
            <text:p text:style-name="P1"/>
            <text:p text:style-name="P1"/>
          </table:table-cell>
        </table:table-row>
      </table:table>
      <text:p text:style-name="P1"><text:soft-page-break/></text:p>
      <text:p text:style-name="Standard"><text:span text:style-name="T2">Associate Dean (PGR) signature: <text:tab/><text:tab/><text:tab/><text:tab/> Date: <text:s/></text:span></text:p>
      <text:p text:style-name="Standard"><text:span text:style-name="T5">Note: <text:s/>If there are any issues raised in this report that may impact on postgraduate students generally, please advise the Postgraduate Research Administrator in the Faculty of Graduate Research _________________________________________________________________________</text:span></text:p>
      <text:p text:style-name="Standard"><text:span text:style-name="T2">SECTION H </text:span></text:p>
      <text:p text:style-name="Standard"><text:span text:style-name="T4">To be actioned by the School/Faculty Office </text:span></text:p>
      <text:p text:style-name="Standard"><text:span text:style-name="T2">□ <text:s/>Copy sent to student<text:tab/><text:tab/><text:tab/><text:tab/><text:tab/><text:tab/><text:tab/>Date: </text:span></text:p>
      <text:p text:style-name="Standard"><text:span text:style-name="T2">□ <text:s/>Copy sent to supervisor <text:s text:c="2"/><text:tab/><text:tab/><text:tab/><text:tab/><text:tab/><text:tab/>Date:</text:span></text:p>
      <text:p text:style-name="P6"><text:span text:style-name="T2">□ <text:s/>Original to Faculty Office<text:tab/><text:tab/><text:tab/><text:tab/><text:tab/><text:tab/>Da</text:span><text:span text:style-name="T10">te:</text:span></text:p>
      <text:p text:style-name="Standard"><text:span text:style-name="T2">□ <text:s/>If the scholarship box in Section A is ticked, copy to Scholarships. <text:tab/>Date: </text:span></text:p>
      <text:p text:style-name="Standard"><text:span text:style-name="T2">□ Outcome and any comments from section G entered into </text:span></text:p>
      <text:p text:style-name="P11"><text:span text:style-name="T2"><text:s text:c="4"/>Research Master by home Faculty Advisors<text:tab/><text:tab/><text:tab/><text:tab/>D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1"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US" style:letter-kerning="true" style:font-name-asian="Bitstream Vera Sans" style:font-size-asian="10pt" style:language-asian="ja" style:country-asian="JP"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0pt" fo:language="en" fo:country="US" style:letter-kerning="true" style:font-name-asian="Bitstream Vera Sans" style:font-size-asian="10pt" style:language-asian="ja" style:country-asian="JP"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style:contextual-spacing="false" fo:text-align="start" style:justify-single-word="false" fo:orphans="2" fo:widows="2" style:writing-mode="lr-tb"/>
      <style:text-properties fo:font-size="12pt" fo:language="en" fo:country="AU"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1" style:family="paragraph" style:parent-style-name="Standard" style:next-style-name="Standard" style:default-outline-level="1" style:list-style-name="">
      <style:paragraph-properties fo:margin-top="0.1665in" fo:margin-bottom="0.0417in" style:contextual-spacing="false" fo:text-align="center" style:justify-single-word="false"/>
      <style:text-properties fo:font-size="14pt" fo:language="en" fo:country="US" fo:font-weight="bold" style:font-size-asian="14pt" style:font-weight-asian="bold"/>
    </style:style>
    <style:style style:name="H2" style:family="paragraph" style:parent-style-name="Standard" style:next-style-name="Standard" style:default-outline-level="2" style:list-style-name="">
      <style:paragraph-properties fo:margin-top="0.1252in" fo:margin-bottom="0in" style:contextual-spacing="false" fo:keep-with-next="always"/>
      <style:text-properties fo:font-size="14pt" fo:font-weight="bold" style:font-size-asian="14pt" style:font-weight-asian="bold"/>
    </style:style>
    <style:style style:name="H3" style:family="paragraph" style:parent-style-name="Standard" style:default-outline-level="3" style:list-style-name="">
      <style:paragraph-properties fo:margin-top="0.1252in" fo:margin-bottom="0in" style:contextual-spacing="false" fo:keep-with-next="always"/>
      <style:text-properties fo:font-weight="bold" style:font-weight-asian="bold"/>
    </style:style>
    <style:style style:name="Hanging" style:family="paragraph" style:parent-style-name="Standard" style:default-outline-level="">
      <style:paragraph-properties fo:margin-left="0.5118in" fo:margin-right="0in" fo:text-indent="-0.5118in" style:auto-text-indent="false"/>
    </style:style>
    <style:style style:name="Indent" style:family="paragraph" style:parent-style-name="Standard" style:default-outline-level="">
      <style:paragraph-properties fo:margin-left="0in" fo:margin-right="0in" fo:text-indent="0.5118in" style:auto-text-indent="false"/>
    </style:style>
    <style:style style:name="Header" style:family="paragraph" style:parent-style-name="Standard" style:default-outline-level="" style:class="extra">
      <style:paragraph-properties fo:margin-top="0in" fo:margin-bottom="0in" style:contextual-spacing="false">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0835in" fo:margin-bottom="0in" style:contextual-spacing="true" fo:text-indent="0in"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fo:font-size="12pt" fo:language="en" fo:country="AU" style:font-size-asian="12pt" style:font-size-complex="12pt"/>
    </style:style>
    <style:style style:name="Footer_20_Char" style:display-name="Footer Char" style:family="text" style:parent-style-name="Default_20_Paragraph_20_Font">
      <style:text-properties fo:font-size="12pt" fo:language="en" fo:country="AU" style:font-size-asian="12pt"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en" fo:country="AU"/>
    </style:style>
    <style:style style:name="Comment_20_Subject_20_Char" style:display-name="Comment Subject Char" style:family="text" style:parent-style-name="Comment_20_Text_20_Char">
      <style:text-properties fo:language="en" fo:country="AU"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AU"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style:tab-stops>
          <style:tab-stop style:position="2.4791in"/>
        </style:tab-stops>
      </style:paragraph-properties>
      <style:text-properties style:font-name="Calibri" fo:font-size="8pt" style:font-size-asian="8pt" style:font-name-complex="Calibri1" style:font-size-complex="8pt"/>
    </style:style>
    <style:style style:name="MP3" style:family="paragraph" style:parent-style-name="Header">
      <style:paragraph-properties fo:text-align="center" style:justify-single-word="false"/>
    </style:style>
    <style:style style:name="MT1" style:family="text">
      <style:text-properties style:font-name="Calibri" fo:font-size="8pt" style:font-size-asian="8pt" style:font-name-complex="Calibri1" style:font-size-complex="8pt"/>
    </style:style>
    <style:style style:name="MT2" style:family="text">
      <style:text-properties style:font-name="Calibri" fo:font-size="8pt" style:font-size-asian="8pt" style:font-name-complex="Calibri1" style:font-size-complex="8pt" style:font-weight-complex="bold"/>
    </style:style>
    <style:style style:name="Mfr1" style:family="graphic" style:parent-style-name="Graphics">
      <style:graphic-properties fo:margin-left="0in" fo:margin-right="0in" fo:margin-top="0in" fo:margin-bottom="0in"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25in" fo:margin-right="1.25in" style:writing-mode="lr-tb" style:layout-grid-color="#c0c0c0" style:layout-grid-lines="45" style:layout-grid-base-height="0.1665in" style:layout-grid-ruby-height="0.0598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4917in" fo:margin-bottom="0.4917in" fo:margin-left="1.25in" fo:margin-right="1.25in" style:writing-mode="lr-tb" style:layout-grid-color="#c0c0c0" style:layout-grid-lines="45" style:layout-grid-base-height="0.1665in" style:layout-grid-ruby-height="0.0598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083in" fo:margin-left="0in" fo:margin-right="0in" fo:margin-bottom="0.4689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span text:style-name="MT1">Faculty of Graduate Research<text:tab/>Page </text:span><text:span text:style-name="MT2"><text:page-number text:select-page="current">6</text:page-number></text:span><text:span text:style-name="MT1"> of </text:span><text:span text:style-name="MT2"><text:page-count>6</text:page-count></text:span><text:span text:style-name="MT2"> <text:s text:c="3"/><text:tab/>14 February 2013</text:span></text:p>
        <text:p text:style-name="MP2"/>
      </style:footer>
      <style:footer-first>
        <text:p text:style-name="MP1"><text:span text:style-name="MT1">Faculty of Graduate Research<text:tab/>Page </text:span><text:span text:style-name="MT2"><text:page-number text:select-page="current">2</text:page-number></text:span><text:span text:style-name="MT1"> of </text:span><text:span text:style-name="MT2"><text:page-count>6</text:page-count></text:span><text:span text:style-name="MT2"> <text:s text:c="3"/><text:tab/>14 February 2013</text:span></text:p>
        <text:p text:style-name="MP2"/>
      </style:footer-first>
    </style:master-page>
    <style:master-page style:name="First_20_Page" style:display-name="First Page" style:page-layout-name="Mpm2" style:next-style-name="Standard">
      <style:header>
        <text:p text:style-name="MP3"><draw:frame draw:style-name="Mfr1" draw:name="Picture 1" text:anchor-type="as-char" svg:width="3.1508in" svg:height="1.0571in" draw:z-index="0"><draw:image xlink:href="Pictures/100000000000076200000278746CDD8C.png" xlink:type="simple" xlink:show="embed" xlink:actuate="onLoad"/></draw:frame></text:p>
      </style:header>
      <style:header-first>
        <text:p text:style-name="MP3"><draw:frame draw:style-name="Mfr2" text:anchor-type="as-char" svg:width="3.1508in" svg:height="1.0571in" draw:z-index="0"><draw:image xlink:href="Pictures/100000000000076200000278746CDD8C.png" xlink:type="simple" xlink:show="embed" xlink:actuate="onLoad"/></draw:frame></text:p>
      </style:header-first>
      <style:footer>
        <text:p text:style-name="MP1"><text:span text:style-name="MT1">Faculty of Graduate Research<text:tab/>Page </text:span><text:span text:style-name="MT1"><text:page-number text:select-page="current">0</text:page-number></text:span><text:span text:style-name="MT1"> of 6<text:tab/>14 February 2013</text:span></text:p>
      </style:footer>
      <style:footer-first>
        <text:p text:style-name="MP1"><text:span text:style-name="MT1">Faculty of Graduate Research<text:tab/>Page </text:span><text:span text:style-name="MT1"><text:page-number text:select-page="current">1</text:page-number></text:span><text:span text:style-name="MT1"> of 6<text:tab/>14 February 2013</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ie Bauer</meta:initial-creator>
    <meta:editing-cycles>2</meta:editing-cycles>
    <meta:print-date>2013-02-14T01:53:00</meta:print-date>
    <meta:creation-date>2013-02-14T19:39:00</meta:creation-date>
    <dc:date>2014-04-16T13:50:03.718283684</dc:date>
    <meta:editing-duration>P0D</meta:editing-duration>
    <meta:generator>LibreOffice/4.2.1.1$Linux_X86_64 LibreOffice_project/d7dbbd7842e6a58b0f521599204e827654e1fb8b</meta:generator>
    <meta:document-statistic meta:table-count="16" meta:image-count="2" meta:object-count="0" meta:page-count="6" meta:paragraph-count="101" meta:word-count="960" meta:character-count="6136" meta:non-whitespace-character-count="5025"/>
    <meta:user-defined meta:name="AppVersion">14.0000</meta:user-defined>
    <meta:user-defined meta:name="Company">Victoria University of Wellington</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